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Πίνακας1" style:family="table">
      <style:table-properties style:width="13.252cm" table:align="left"/>
    </style:style>
    <style:style style:name="Πίνακας1.A" style:family="table-column">
      <style:table-column-properties style:column-width="2.136cm"/>
    </style:style>
    <style:style style:name="Πίνακας1.B" style:family="table-column">
      <style:table-column-properties style:column-width="2.219cm"/>
    </style:style>
    <style:style style:name="Πίνακας1.C" style:family="table-column">
      <style:table-column-properties style:column-width="1.589cm"/>
    </style:style>
    <style:style style:name="Πίνακας1.D" style:family="table-column">
      <style:table-column-properties style:column-width="2.131cm"/>
    </style:style>
    <style:style style:name="Πίνακας1.E" style:family="table-column">
      <style:table-column-properties style:column-width="5.177cm"/>
    </style:style>
    <style:style style:name="Πίνακας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Heading_20_2">
      <style:text-properties fo:font-size="12pt" style:font-size-asian="12pt" style:font-size-complex="12pt"/>
    </style:style>
    <style:style style:name="P4" style:family="paragraph" style:parent-style-name="Heading_20_3">
      <style:text-properties fo:font-size="12pt" style:font-size-asian="12pt" style:font-size-complex="12pt"/>
    </style:style>
    <style:style style:name="P5" style:family="paragraph" style:parent-style-name="Table_20_Heading">
      <style:text-properties fo:font-size="12pt" style:font-size-asian="12pt" style:font-size-complex="12pt"/>
    </style:style>
    <style:style style:name="P6" style:family="paragraph" style:parent-style-name="Heading_20_4">
      <style:text-properties fo:font-size="12pt" style:font-size-asian="12pt" style:font-size-complex="12pt"/>
    </style:style>
    <style:style style:name="P7" style:family="paragraph" style:parent-style-name="Heading_20_1">
      <style:paragraph-properties fo:text-align="center" style:justify-single-word="false"/>
      <style:text-properties fo:font-size="15pt" style:font-size-asian="15pt" style:font-size-complex="15pt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ext_20_body" style:list-style-name="L1">
      <style:text-properties fo:font-size="12pt" style:font-size-asian="12pt" style:font-size-complex="12pt"/>
    </style:style>
    <style:style style:name="P10" style:family="paragraph" style:parent-style-name="Text_20_body" style:list-style-name="L2">
      <style:text-properties fo:font-size="12pt" style:font-size-asian="12pt" style:font-size-complex="12pt"/>
    </style:style>
    <style:style style:name="P11" style:family="paragraph" style:parent-style-name="Text_20_body" style:list-style-name="L3">
      <style:text-properties fo:font-size="12pt" style:font-size-asian="12pt" style:font-size-complex="12pt"/>
    </style:style>
    <style:style style:name="P12" style:family="paragraph" style:parent-style-name="Text_20_body" style:list-style-name="L5">
      <style:text-properties fo:font-size="12pt" style:font-size-asian="12pt" style:font-size-complex="12pt"/>
    </style:style>
    <style:style style:name="P13" style:family="paragraph" style:parent-style-name="Text_20_body" style:list-style-name="L6">
      <style:text-properties fo:font-size="12pt" style:font-size-asian="12pt" style:font-size-complex="12pt"/>
    </style:style>
    <style:style style:name="P14" style:family="paragraph" style:parent-style-name="Text_20_body" style:list-style-name="L7">
      <style:text-properties fo:font-size="12pt" style:font-size-asian="12pt" style:font-size-complex="12pt"/>
    </style:style>
    <style:style style:name="P15" style:family="paragraph" style:parent-style-name="Text_20_body" style:list-style-name="L8">
      <style:text-properties fo:font-size="12pt" style:font-size-asian="12pt" style:font-size-complex="12pt"/>
    </style:style>
    <style:style style:name="P16" style:family="paragraph" style:parent-style-name="Text_20_body" style:list-style-name="L9">
      <style:text-properties fo:font-size="12pt" style:font-size-asian="12pt" style:font-size-complex="12pt"/>
    </style:style>
    <style:style style:name="P17" style:family="paragraph" style:parent-style-name="Text_20_body" style:list-style-name="L10">
      <style:text-properties fo:font-size="12pt" style:font-size-asian="12pt" style:font-size-complex="12pt"/>
    </style:style>
    <style:style style:name="P18" style:family="paragraph" style:parent-style-name="Text_20_body" style:list-style-name="L11">
      <style:text-properties fo:font-size="12pt" style:font-size-asian="12pt" style:font-size-complex="12pt"/>
    </style:style>
    <style:style style:name="P19" style:family="paragraph" style:parent-style-name="Text_20_body" style:list-style-name="L12">
      <style:text-properties fo:font-size="12pt" style:font-size-asian="12pt" style:font-size-complex="12pt"/>
    </style:style>
    <style:style style:name="P20" style:family="paragraph" style:parent-style-name="Text_20_body" style:list-style-name="L15">
      <style:text-properties fo:font-size="12pt" style:font-size-asian="12pt" style:font-size-complex="12pt"/>
    </style:style>
    <style:style style:name="P21" style:family="paragraph" style:parent-style-name="Text_20_body" style:list-style-name="L16">
      <style:text-properties fo:font-size="12pt" style:font-size-asian="12pt" style:font-size-complex="12pt"/>
    </style:style>
    <style:style style:name="P22" style:family="paragraph" style:parent-style-name="Text_20_body" style:list-style-name="L17">
      <style:text-properties fo:font-size="12pt" style:font-size-asian="12pt" style:font-size-complex="12pt"/>
    </style:style>
    <style:style style:name="P23" style:family="paragraph" style:parent-style-name="Text_20_body" style:list-style-name="L18">
      <style:text-properties fo:font-size="12pt" style:font-size-asian="12pt" style:font-size-complex="12pt"/>
    </style:style>
    <style:style style:name="P24" style:family="paragraph" style:parent-style-name="Text_20_body" style:list-style-name="L20">
      <style:text-properties fo:font-size="12pt" style:font-size-asian="12pt" style:font-size-complex="12pt"/>
    </style:style>
    <style:style style:name="P25" style:family="paragraph" style:parent-style-name="Text_20_body" style:list-style-name="L21">
      <style:text-properties fo:font-size="12pt" style:font-size-asian="12pt" style:font-size-complex="12pt"/>
    </style:style>
    <style:style style:name="P26" style:family="paragraph" style:parent-style-name="Text_20_body" style:list-style-name="L22">
      <style:text-properties fo:font-size="12pt" style:font-size-asian="12pt" style:font-size-complex="12pt"/>
    </style:style>
    <style:style style:name="P27" style:family="paragraph" style:parent-style-name="Text_20_body" style:list-style-name="L23">
      <style:text-properties fo:font-size="12pt" style:font-size-asian="12pt" style:font-size-complex="12pt"/>
    </style:style>
    <style:style style:name="P28" style:family="paragraph" style:parent-style-name="Text_20_body" style:list-style-name="L24">
      <style:text-properties fo:font-size="12pt" style:font-size-asian="12pt" style:font-size-complex="12pt"/>
    </style:style>
    <style:style style:name="P29" style:family="paragraph" style:parent-style-name="Text_20_body" style:list-style-name="L25">
      <style:text-properties fo:font-size="12pt" style:font-size-asian="12pt" style:font-size-complex="12pt"/>
    </style:style>
    <style:style style:name="P30" style:family="paragraph" style:parent-style-name="Text_20_body" style:list-style-name="L26">
      <style:text-properties fo:font-size="12pt" style:font-size-asian="12pt" style:font-size-complex="12pt"/>
    </style:style>
    <style:style style:name="P31" style:family="paragraph" style:parent-style-name="Text_20_body" style:list-style-name="L27">
      <style:text-properties fo:font-size="12pt" style:font-size-asian="12pt" style:font-size-complex="12pt"/>
    </style:style>
    <style:style style:name="P32" style:family="paragraph" style:parent-style-name="Text_20_body" style:list-style-name="L28">
      <style:text-properties fo:font-size="12pt" style:font-size-asian="12pt" style:font-size-complex="12pt"/>
    </style:style>
    <style:style style:name="P33" style:family="paragraph" style:parent-style-name="Text_20_body" style:list-style-name="L29">
      <style:text-properties fo:font-size="12pt" style:font-size-asian="12pt" style:font-size-complex="12pt"/>
    </style:style>
    <style:style style:name="P34" style:family="paragraph" style:parent-style-name="Text_20_body" style:list-style-name="L30">
      <style:text-properties fo:font-size="12pt" style:font-size-asian="12pt" style:font-size-complex="12pt"/>
    </style:style>
    <style:style style:name="P35" style:family="paragraph" style:parent-style-name="Text_20_body" style:list-style-name="L31">
      <style:text-properties fo:font-size="12pt" style:font-size-asian="12pt" style:font-size-complex="12pt"/>
    </style:style>
    <style:style style:name="P36" style:family="paragraph" style:parent-style-name="Text_20_body" style:list-style-name="L32">
      <style:text-properties fo:font-size="12pt" style:font-size-asian="12pt" style:font-size-complex="12pt"/>
    </style:style>
    <style:style style:name="P37" style:family="paragraph" style:parent-style-name="Text_20_body" style:list-style-name="L33">
      <style:text-properties fo:font-size="12pt" style:font-size-asian="12pt" style:font-size-complex="12pt"/>
    </style:style>
    <style:style style:name="P38" style:family="paragraph" style:parent-style-name="Text_20_body" style:list-style-name="L35">
      <style:text-properties fo:font-size="12pt" style:font-size-asian="12pt" style:font-size-complex="12pt"/>
    </style:style>
    <style:style style:name="P39" style:family="paragraph" style:parent-style-name="Text_20_body" style:list-style-name="L41">
      <style:text-properties fo:font-size="12pt" style:font-size-asian="12pt" style:font-size-complex="12pt"/>
    </style:style>
    <style:style style:name="P40" style:family="paragraph" style:parent-style-name="Text_20_body" style:list-style-name="L42">
      <style:text-properties fo:font-size="12pt" style:font-size-asian="12pt" style:font-size-complex="12pt"/>
    </style:style>
    <style:style style:name="P41" style:family="paragraph" style:parent-style-name="Text_20_body" style:list-style-name="L43">
      <style:text-properties fo:font-size="12pt" style:font-size-asian="12pt" style:font-size-complex="12pt"/>
    </style:style>
    <style:style style:name="P42" style:family="paragraph" style:parent-style-name="Text_20_body" style:list-style-name="L44">
      <style:text-properties fo:font-size="12pt" style:font-size-asian="12pt" style:font-size-complex="12pt"/>
    </style:style>
    <style:style style:name="P43" style:family="paragraph" style:parent-style-name="Text_20_body" style:list-style-name="L46">
      <style:text-properties fo:font-size="12pt" style:font-size-asian="12pt" style:font-size-complex="12pt"/>
    </style:style>
    <style:style style:name="P44" style:family="paragraph" style:parent-style-name="Text_20_body" style:list-style-name="L4"/>
    <style:style style:name="P45" style:family="paragraph" style:parent-style-name="Text_20_body" style:list-style-name="L13"/>
    <style:style style:name="P46" style:family="paragraph" style:parent-style-name="Text_20_body" style:list-style-name="L14"/>
    <style:style style:name="P47" style:family="paragraph" style:parent-style-name="Text_20_body" style:list-style-name="L19"/>
    <style:style style:name="P48" style:family="paragraph" style:parent-style-name="Text_20_body" style:list-style-name="L34"/>
    <style:style style:name="P49" style:family="paragraph" style:parent-style-name="Text_20_body" style:list-style-name="L36"/>
    <style:style style:name="P50" style:family="paragraph" style:parent-style-name="Text_20_body" style:list-style-name="L37"/>
    <style:style style:name="P51" style:family="paragraph" style:parent-style-name="Text_20_body" style:list-style-name="L38"/>
    <style:style style:name="P52" style:family="paragraph" style:parent-style-name="Text_20_body" style:list-style-name="L39"/>
    <style:style style:name="P53" style:family="paragraph" style:parent-style-name="Text_20_body" style:list-style-name="L40"/>
    <style:style style:name="P54" style:family="paragraph" style:parent-style-name="Text_20_body" style:list-style-name="L45"/>
    <style:style style:name="P55" style:family="paragraph" style:parent-style-name="Text_20_body" style:list-style-name="L1">
      <style:paragraph-properties fo:margin-top="0cm" fo:margin-bottom="0cm"/>
      <style:text-properties fo:font-size="12pt" style:font-size-asian="12pt" style:font-size-complex="12pt"/>
    </style:style>
    <style:style style:name="P56" style:family="paragraph" style:parent-style-name="Text_20_body" style:list-style-name="L2">
      <style:paragraph-properties fo:margin-top="0cm" fo:margin-bottom="0cm"/>
      <style:text-properties fo:font-size="12pt" style:font-size-asian="12pt" style:font-size-complex="12pt"/>
    </style:style>
    <style:style style:name="P57" style:family="paragraph" style:parent-style-name="Text_20_body" style:list-style-name="L3">
      <style:paragraph-properties fo:margin-top="0cm" fo:margin-bottom="0cm"/>
      <style:text-properties fo:font-size="12pt" style:font-size-asian="12pt" style:font-size-complex="12pt"/>
    </style:style>
    <style:style style:name="P58" style:family="paragraph" style:parent-style-name="Text_20_body" style:list-style-name="L5">
      <style:paragraph-properties fo:margin-top="0cm" fo:margin-bottom="0cm"/>
      <style:text-properties fo:font-size="12pt" style:font-size-asian="12pt" style:font-size-complex="12pt"/>
    </style:style>
    <style:style style:name="P59" style:family="paragraph" style:parent-style-name="Text_20_body" style:list-style-name="L6">
      <style:paragraph-properties fo:margin-top="0cm" fo:margin-bottom="0cm"/>
      <style:text-properties fo:font-size="12pt" style:font-size-asian="12pt" style:font-size-complex="12pt"/>
    </style:style>
    <style:style style:name="P60" style:family="paragraph" style:parent-style-name="Text_20_body" style:list-style-name="L7">
      <style:paragraph-properties fo:margin-top="0cm" fo:margin-bottom="0cm"/>
      <style:text-properties fo:font-size="12pt" style:font-size-asian="12pt" style:font-size-complex="12pt"/>
    </style:style>
    <style:style style:name="P61" style:family="paragraph" style:parent-style-name="Text_20_body" style:list-style-name="L8">
      <style:paragraph-properties fo:margin-top="0cm" fo:margin-bottom="0cm"/>
      <style:text-properties fo:font-size="12pt" style:font-size-asian="12pt" style:font-size-complex="12pt"/>
    </style:style>
    <style:style style:name="P62" style:family="paragraph" style:parent-style-name="Text_20_body" style:list-style-name="L9">
      <style:paragraph-properties fo:margin-top="0cm" fo:margin-bottom="0cm"/>
      <style:text-properties fo:font-size="12pt" style:font-size-asian="12pt" style:font-size-complex="12pt"/>
    </style:style>
    <style:style style:name="P63" style:family="paragraph" style:parent-style-name="Text_20_body" style:list-style-name="L10">
      <style:paragraph-properties fo:margin-top="0cm" fo:margin-bottom="0cm"/>
      <style:text-properties fo:font-size="12pt" style:font-size-asian="12pt" style:font-size-complex="12pt"/>
    </style:style>
    <style:style style:name="P64" style:family="paragraph" style:parent-style-name="Text_20_body" style:list-style-name="L11">
      <style:paragraph-properties fo:margin-top="0cm" fo:margin-bottom="0cm"/>
      <style:text-properties fo:font-size="12pt" style:font-size-asian="12pt" style:font-size-complex="12pt"/>
    </style:style>
    <style:style style:name="P65" style:family="paragraph" style:parent-style-name="Text_20_body" style:list-style-name="L12">
      <style:paragraph-properties fo:margin-top="0cm" fo:margin-bottom="0cm"/>
      <style:text-properties fo:font-size="12pt" style:font-size-asian="12pt" style:font-size-complex="12pt"/>
    </style:style>
    <style:style style:name="P66" style:family="paragraph" style:parent-style-name="Text_20_body" style:list-style-name="L15">
      <style:paragraph-properties fo:margin-top="0cm" fo:margin-bottom="0cm"/>
      <style:text-properties fo:font-size="12pt" style:font-size-asian="12pt" style:font-size-complex="12pt"/>
    </style:style>
    <style:style style:name="P67" style:family="paragraph" style:parent-style-name="Text_20_body" style:list-style-name="L16">
      <style:paragraph-properties fo:margin-top="0cm" fo:margin-bottom="0cm"/>
      <style:text-properties fo:font-size="12pt" style:font-size-asian="12pt" style:font-size-complex="12pt"/>
    </style:style>
    <style:style style:name="P68" style:family="paragraph" style:parent-style-name="Text_20_body" style:list-style-name="L17">
      <style:paragraph-properties fo:margin-top="0cm" fo:margin-bottom="0cm"/>
      <style:text-properties fo:font-size="12pt" style:font-size-asian="12pt" style:font-size-complex="12pt"/>
    </style:style>
    <style:style style:name="P69" style:family="paragraph" style:parent-style-name="Text_20_body" style:list-style-name="L18">
      <style:paragraph-properties fo:margin-top="0cm" fo:margin-bottom="0cm"/>
      <style:text-properties fo:font-size="12pt" style:font-size-asian="12pt" style:font-size-complex="12pt"/>
    </style:style>
    <style:style style:name="P70" style:family="paragraph" style:parent-style-name="Text_20_body" style:list-style-name="L20">
      <style:paragraph-properties fo:margin-top="0cm" fo:margin-bottom="0cm"/>
      <style:text-properties fo:font-size="12pt" style:font-size-asian="12pt" style:font-size-complex="12pt"/>
    </style:style>
    <style:style style:name="P71" style:family="paragraph" style:parent-style-name="Text_20_body" style:list-style-name="L21">
      <style:paragraph-properties fo:margin-top="0cm" fo:margin-bottom="0cm"/>
      <style:text-properties fo:font-size="12pt" style:font-size-asian="12pt" style:font-size-complex="12pt"/>
    </style:style>
    <style:style style:name="P72" style:family="paragraph" style:parent-style-name="Text_20_body" style:list-style-name="L22">
      <style:paragraph-properties fo:margin-top="0cm" fo:margin-bottom="0cm"/>
      <style:text-properties fo:font-size="12pt" style:font-size-asian="12pt" style:font-size-complex="12pt"/>
    </style:style>
    <style:style style:name="P73" style:family="paragraph" style:parent-style-name="Text_20_body" style:list-style-name="L23">
      <style:paragraph-properties fo:margin-top="0cm" fo:margin-bottom="0cm"/>
      <style:text-properties fo:font-size="12pt" style:font-size-asian="12pt" style:font-size-complex="12pt"/>
    </style:style>
    <style:style style:name="P74" style:family="paragraph" style:parent-style-name="Text_20_body" style:list-style-name="L24">
      <style:paragraph-properties fo:margin-top="0cm" fo:margin-bottom="0cm"/>
      <style:text-properties fo:font-size="12pt" style:font-size-asian="12pt" style:font-size-complex="12pt"/>
    </style:style>
    <style:style style:name="P75" style:family="paragraph" style:parent-style-name="Text_20_body" style:list-style-name="L25">
      <style:paragraph-properties fo:margin-top="0cm" fo:margin-bottom="0cm"/>
      <style:text-properties fo:font-size="12pt" style:font-size-asian="12pt" style:font-size-complex="12pt"/>
    </style:style>
    <style:style style:name="P76" style:family="paragraph" style:parent-style-name="Text_20_body" style:list-style-name="L26">
      <style:paragraph-properties fo:margin-top="0cm" fo:margin-bottom="0cm"/>
      <style:text-properties fo:font-size="12pt" style:font-size-asian="12pt" style:font-size-complex="12pt"/>
    </style:style>
    <style:style style:name="P77" style:family="paragraph" style:parent-style-name="Text_20_body" style:list-style-name="L27">
      <style:paragraph-properties fo:margin-top="0cm" fo:margin-bottom="0cm"/>
      <style:text-properties fo:font-size="12pt" style:font-size-asian="12pt" style:font-size-complex="12pt"/>
    </style:style>
    <style:style style:name="P78" style:family="paragraph" style:parent-style-name="Text_20_body" style:list-style-name="L28">
      <style:paragraph-properties fo:margin-top="0cm" fo:margin-bottom="0cm"/>
      <style:text-properties fo:font-size="12pt" style:font-size-asian="12pt" style:font-size-complex="12pt"/>
    </style:style>
    <style:style style:name="P79" style:family="paragraph" style:parent-style-name="Text_20_body" style:list-style-name="L29">
      <style:paragraph-properties fo:margin-top="0cm" fo:margin-bottom="0cm"/>
      <style:text-properties fo:font-size="12pt" style:font-size-asian="12pt" style:font-size-complex="12pt"/>
    </style:style>
    <style:style style:name="P80" style:family="paragraph" style:parent-style-name="Text_20_body" style:list-style-name="L30">
      <style:paragraph-properties fo:margin-top="0cm" fo:margin-bottom="0cm"/>
      <style:text-properties fo:font-size="12pt" style:font-size-asian="12pt" style:font-size-complex="12pt"/>
    </style:style>
    <style:style style:name="P81" style:family="paragraph" style:parent-style-name="Text_20_body" style:list-style-name="L31">
      <style:paragraph-properties fo:margin-top="0cm" fo:margin-bottom="0cm"/>
      <style:text-properties fo:font-size="12pt" style:font-size-asian="12pt" style:font-size-complex="12pt"/>
    </style:style>
    <style:style style:name="P82" style:family="paragraph" style:parent-style-name="Text_20_body" style:list-style-name="L32">
      <style:paragraph-properties fo:margin-top="0cm" fo:margin-bottom="0cm"/>
      <style:text-properties fo:font-size="12pt" style:font-size-asian="12pt" style:font-size-complex="12pt"/>
    </style:style>
    <style:style style:name="P83" style:family="paragraph" style:parent-style-name="Text_20_body" style:list-style-name="L33">
      <style:paragraph-properties fo:margin-top="0cm" fo:margin-bottom="0cm"/>
      <style:text-properties fo:font-size="12pt" style:font-size-asian="12pt" style:font-size-complex="12pt"/>
    </style:style>
    <style:style style:name="P84" style:family="paragraph" style:parent-style-name="Text_20_body" style:list-style-name="L35">
      <style:paragraph-properties fo:margin-top="0cm" fo:margin-bottom="0cm"/>
      <style:text-properties fo:font-size="12pt" style:font-size-asian="12pt" style:font-size-complex="12pt"/>
    </style:style>
    <style:style style:name="P85" style:family="paragraph" style:parent-style-name="Text_20_body" style:list-style-name="L41">
      <style:paragraph-properties fo:margin-top="0cm" fo:margin-bottom="0cm"/>
      <style:text-properties fo:font-size="12pt" style:font-size-asian="12pt" style:font-size-complex="12pt"/>
    </style:style>
    <style:style style:name="P86" style:family="paragraph" style:parent-style-name="Text_20_body" style:list-style-name="L42">
      <style:paragraph-properties fo:margin-top="0cm" fo:margin-bottom="0cm"/>
      <style:text-properties fo:font-size="12pt" style:font-size-asian="12pt" style:font-size-complex="12pt"/>
    </style:style>
    <style:style style:name="P87" style:family="paragraph" style:parent-style-name="Text_20_body" style:list-style-name="L43">
      <style:paragraph-properties fo:margin-top="0cm" fo:margin-bottom="0cm"/>
      <style:text-properties fo:font-size="12pt" style:font-size-asian="12pt" style:font-size-complex="12pt"/>
    </style:style>
    <style:style style:name="P88" style:family="paragraph" style:parent-style-name="Text_20_body" style:list-style-name="L44">
      <style:paragraph-properties fo:margin-top="0cm" fo:margin-bottom="0cm"/>
      <style:text-properties fo:font-size="12pt" style:font-size-asian="12pt" style:font-size-complex="12pt"/>
    </style:style>
    <style:style style:name="P89" style:family="paragraph" style:parent-style-name="Text_20_body" style:list-style-name="L46">
      <style:paragraph-properties fo:margin-top="0cm" fo:margin-bottom="0cm"/>
      <style:text-properties fo:font-size="12pt" style:font-size-asian="12pt" style:font-size-complex="12pt"/>
    </style:style>
    <style:style style:name="P90" style:family="paragraph" style:parent-style-name="Text_20_body" style:list-style-name="L4">
      <style:paragraph-properties fo:margin-top="0cm" fo:margin-bottom="0cm"/>
    </style:style>
    <style:style style:name="P91" style:family="paragraph" style:parent-style-name="Text_20_body" style:list-style-name="L13">
      <style:paragraph-properties fo:margin-top="0cm" fo:margin-bottom="0cm"/>
    </style:style>
    <style:style style:name="P92" style:family="paragraph" style:parent-style-name="Text_20_body" style:list-style-name="L14">
      <style:paragraph-properties fo:margin-top="0cm" fo:margin-bottom="0cm"/>
    </style:style>
    <style:style style:name="P93" style:family="paragraph" style:parent-style-name="Text_20_body" style:list-style-name="L19">
      <style:paragraph-properties fo:margin-top="0cm" fo:margin-bottom="0cm"/>
    </style:style>
    <style:style style:name="P94" style:family="paragraph" style:parent-style-name="Text_20_body" style:list-style-name="L26">
      <style:paragraph-properties fo:margin-top="0cm" fo:margin-bottom="0cm"/>
    </style:style>
    <style:style style:name="P95" style:family="paragraph" style:parent-style-name="Text_20_body" style:list-style-name="L34">
      <style:paragraph-properties fo:margin-top="0cm" fo:margin-bottom="0cm"/>
    </style:style>
    <style:style style:name="P96" style:family="paragraph" style:parent-style-name="Text_20_body" style:list-style-name="L36">
      <style:paragraph-properties fo:margin-top="0cm" fo:margin-bottom="0cm"/>
    </style:style>
    <style:style style:name="P97" style:family="paragraph" style:parent-style-name="Text_20_body" style:list-style-name="L37">
      <style:paragraph-properties fo:margin-top="0cm" fo:margin-bottom="0cm"/>
    </style:style>
    <style:style style:name="P98" style:family="paragraph" style:parent-style-name="Text_20_body" style:list-style-name="L38">
      <style:paragraph-properties fo:margin-top="0cm" fo:margin-bottom="0cm"/>
    </style:style>
    <style:style style:name="P99" style:family="paragraph" style:parent-style-name="Text_20_body" style:list-style-name="L39">
      <style:paragraph-properties fo:margin-top="0cm" fo:margin-bottom="0cm"/>
    </style:style>
    <style:style style:name="P100" style:family="paragraph" style:parent-style-name="Text_20_body" style:list-style-name="L40">
      <style:paragraph-properties fo:margin-top="0cm" fo:margin-bottom="0cm"/>
    </style:style>
    <style:style style:name="P101" style:family="paragraph" style:parent-style-name="Text_20_body" style:list-style-name="L45">
      <style:paragraph-properties fo:margin-top="0cm" fo:margin-bottom="0cm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ISO 27001 Information Security Management System (ISMS)</text:h>
      <text:h text:style-name="P3" text:outline-level="2">1. ISMS Overview and Scope</text:h>
      <text:h text:style-name="P4" text:outline-level="3">1.1 Purpose</text:h>
      <text:p text:style-name="P2">This Information Security Management System (ISMS) establishes a systematic approach to managing sensitive company information to ensure it remains secure. The ISMS follows the Plan-Do-Check-Act (PDCA) cycle as required by ISO 27001:2022.</text:p>
      <text:h text:style-name="P4" text:outline-level="3">1.2 Scope Definition</text:h>
      <text:p text:style-name="Text_20_body"><text:span text:style-name="Strong_20_Emphasis"><text:span text:style-name="T1">Physical Scope:</text:span></text:span><text:span text:style-name="T1"> All company facilities, data centers, and remote work locations<text:line-break/></text:span><text:span text:style-name="Strong_20_Emphasis"><text:span text:style-name="T1">Organizational Scope:</text:span></text:span><text:span text:style-name="T1"> All departments, employees, contractors, and third-party vendors </text:span><text:span text:style-name="Strong_20_Emphasis"><text:span text:style-name="T1">Technology Scope:</text:span></text:span><text:span text:style-name="T1"> All IT systems, networks, applications, and data repositories</text:span></text:p>
      <text:h text:style-name="P4" text:outline-level="3">1.3 Information Security Objectives</text:h>
      <text:list xml:id="list6721932296414625315" text:style-name="L1">
        <text:list-item>
          <text:p text:style-name="P55">Protect confidentiality, integrity, and availability of information assets </text:p>
        </text:list-item>
        <text:list-item>
          <text:p text:style-name="P55">Ensure compliance with legal, regulatory, and contractual requirements </text:p>
        </text:list-item>
        <text:list-item>
          <text:p text:style-name="P55">Maintain business continuity and minimize business risks </text:p>
        </text:list-item>
        <text:list-item>
          <text:p text:style-name="P9">Continuously improve information security performance </text:p>
        </text:list-item>
      </text:list>
      <text:h text:style-name="P3" text:outline-level="2">2. Leadership and Context</text:h>
      <text:h text:style-name="P4" text:outline-level="3">2.1 Understanding the Organization's Context</text:h>
      <text:p text:style-name="Text_20_body"><text:span text:style-name="Strong_20_Emphasis"><text:span text:style-name="T1">Internal Factors:</text:span></text:span></text:p>
      <text:list xml:id="list4654569354537188837" text:style-name="L2">
        <text:list-item>
          <text:p text:style-name="P56">Business objectives and strategy </text:p>
        </text:list-item>
        <text:list-item>
          <text:p text:style-name="P56">Organizational culture and values </text:p>
        </text:list-item>
        <text:list-item>
          <text:p text:style-name="P56">Available resources and capabilities </text:p>
        </text:list-item>
        <text:list-item>
          <text:p text:style-name="P10">Information architecture and technology </text:p>
        </text:list-item>
      </text:list>
      <text:p text:style-name="Text_20_body"><text:span text:style-name="Strong_20_Emphasis"><text:span text:style-name="T1">External Factors:</text:span></text:span></text:p>
      <text:list xml:id="list3766821994264626223" text:style-name="L3">
        <text:list-item>
          <text:p text:style-name="P57">Legal and regulatory environment </text:p>
        </text:list-item>
        <text:list-item>
          <text:p text:style-name="P57">Market conditions and competition </text:p>
        </text:list-item>
        <text:list-item>
          <text:p text:style-name="P57">Technological developments </text:p>
        </text:list-item>
        <text:list-item>
          <text:p text:style-name="P11">Threat landscape and security incidents </text:p>
        </text:list-item>
      </text:list>
      <text:h text:style-name="P4" text:outline-level="3">2.2 Interested Parties and Requirements</text:h>
      <text:list xml:id="list8464417989220514433" text:style-name="L4">
        <text:list-item>
          <text:p text:style-name="P90"><text:span text:style-name="Strong_20_Emphasis"><text:span text:style-name="T1">Customers:</text:span></text:span><text:span text:style-name="T1"> Data protection and service availability </text:span></text:p>
        </text:list-item>
        <text:list-item>
          <text:p text:style-name="P90"><text:span text:style-name="Strong_20_Emphasis"><text:span text:style-name="T1">Employees:</text:span></text:span><text:span text:style-name="T1"> Secure working environment </text:span></text:p>
        </text:list-item>
        <text:list-item>
          <text:p text:style-name="P90"><text:span text:style-name="Strong_20_Emphasis"><text:span text:style-name="T1">Regulators:</text:span></text:span><text:span text:style-name="T1"> Compliance with applicable laws </text:span></text:p>
        </text:list-item>
        <text:list-item>
          <text:p text:style-name="P90"><text:span text:style-name="Strong_20_Emphasis"><text:span text:style-name="T1">Partners:</text:span></text:span><text:span text:style-name="T1"> Secure data exchange </text:span></text:p>
        </text:list-item>
        <text:list-item>
          <text:p text:style-name="P44"><text:span text:style-name="Strong_20_Emphasis"><text:span text:style-name="T1">Shareholders:</text:span></text:span><text:span text:style-name="T1"> Risk management and business continuity </text:span></text:p>
        </text:list-item>
      </text:list>
      <text:h text:style-name="P4" text:outline-level="3"><text:soft-page-break/><text:line-break/>2.3 Leadership Commitment</text:h>
      <text:p text:style-name="P2">Top management demonstrates leadership and commitment by:</text:p>
      <text:list xml:id="list2978671891125825776" text:style-name="L5">
        <text:list-item>
          <text:p text:style-name="P58">Establishing an information security policy </text:p>
        </text:list-item>
        <text:list-item>
          <text:p text:style-name="P58">Ensuring ISMS objectives align with strategic direction </text:p>
        </text:list-item>
        <text:list-item>
          <text:p text:style-name="P58">Providing necessary resources </text:p>
        </text:list-item>
        <text:list-item>
          <text:p text:style-name="P58">Communicating the importance of information security </text:p>
        </text:list-item>
        <text:list-item>
          <text:p text:style-name="P12">Supporting other management roles </text:p>
        </text:list-item>
      </text:list>
      <text:h text:style-name="P3" text:outline-level="2">3. Information Security Policy</text:h>
      <text:h text:style-name="P4" text:outline-level="3">3.1 Information Security Policy Statement</text:h>
      <text:p text:style-name="P2">Our organization is committed to protecting the confidentiality, integrity, and availability of all information assets. We will:</text:p>
      <text:list xml:id="list1977483914915100420" text:style-name="L6">
        <text:list-item>
          <text:p text:style-name="P59">Implement appropriate security controls based on risk assessment </text:p>
        </text:list-item>
        <text:list-item>
          <text:p text:style-name="P59">Comply with applicable legal, regulatory, and contractual requirements </text:p>
        </text:list-item>
        <text:list-item>
          <text:p text:style-name="P59">Provide information security awareness and training </text:p>
        </text:list-item>
        <text:list-item>
          <text:p text:style-name="P59">Continuously monitor and improve our security posture </text:p>
        </text:list-item>
        <text:list-item>
          <text:p text:style-name="P59">Respond effectively to security incidents </text:p>
        </text:list-item>
        <text:list-item>
          <text:p text:style-name="P13">Regularly review and update security measures </text:p>
        </text:list-item>
      </text:list>
      <text:h text:style-name="P4" text:outline-level="3">3.2 Policy Framework</text:h>
      <text:p text:style-name="Text_20_body"><text:span text:style-name="Strong_20_Emphasis"><text:span text:style-name="T1">Master Policy:</text:span></text:span><text:span text:style-name="T1"> High-level strategic document approved by top management<text:line-break/></text:span><text:span text:style-name="Strong_20_Emphasis"><text:span text:style-name="T1">Domain Policies:</text:span></text:span><text:span text:style-name="T1"> Specific policies for areas like access control, encryption, incident response </text:span><text:span text:style-name="Strong_20_Emphasis"><text:span text:style-name="T1">Procedures:</text:span></text:span><text:span text:style-name="T1"> Detailed step-by-step instructions for implementation<text:line-break/></text:span><text:span text:style-name="Strong_20_Emphasis"><text:span text:style-name="T1">Guidelines:</text:span></text:span><text:span text:style-name="T1"> Best practices and recommendations</text:span></text:p>
      <text:h text:style-name="P3" text:outline-level="2">4. Risk Management Process</text:h>
      <text:h text:style-name="P4" text:outline-level="3">4.1 Information Security Risk Assessment Methodology</text:h>
      <text:h text:style-name="P6" text:outline-level="4">4.1.1 Asset Identification</text:h>
      <text:p text:style-name="Text_20_body"><text:span text:style-name="Strong_20_Emphasis"><text:span text:style-name="T1">Information Assets:</text:span></text:span></text:p>
      <text:list xml:id="list8990279372692189961" text:style-name="L7">
        <text:list-item>
          <text:p text:style-name="P60">Customer databases and personal information </text:p>
        </text:list-item>
        <text:list-item>
          <text:p text:style-name="P60">Financial records and transaction data </text:p>
        </text:list-item>
        <text:list-item>
          <text:p text:style-name="P60">Intellectual property and trade secrets </text:p>
        </text:list-item>
        <text:list-item>
          <text:p text:style-name="P60">Strategic business plans and contracts </text:p>
        </text:list-item>
        <text:list-item>
          <text:p text:style-name="P60">Employee personal information </text:p>
        </text:list-item>
        <text:list-item>
          <text:p text:style-name="P14">System documentation and configurations </text:p>
        </text:list-item>
      </text:list>
      <text:p text:style-name="Text_20_body"><text:span text:style-name="Strong_20_Emphasis"><text:span text:style-name="T1">Supporting Assets:</text:span></text:span></text:p>
      <text:list xml:id="list4178162333652125927" text:style-name="L8">
        <text:list-item>
          <text:p text:style-name="P61">Servers, workstations, and mobile devices </text:p>
        </text:list-item>
        <text:list-item>
          <text:p text:style-name="P61">Network infrastructure and communication systems </text:p>
        </text:list-item>
        <text:list-item>
          <text:p text:style-name="P61">Software applications and operating systems </text:p>
        </text:list-item>
        <text:list-item>
          <text:p text:style-name="P61">Physical facilities and environmental controls </text:p>
        </text:list-item>
        <text:list-item>
          <text:p text:style-name="P15">Personnel and their skills/knowledge </text:p>
        </text:list-item>
      </text:list>
      <text:h text:style-name="P6" text:outline-level="4"><text:soft-page-break/><text:line-break/>4.1.2 Threat Identification</text:h>
      <text:p text:style-name="Text_20_body"><text:span text:style-name="Strong_20_Emphasis"><text:span text:style-name="T1">External Threats:</text:span></text:span></text:p>
      <text:list xml:id="list1908743129063818565" text:style-name="L9">
        <text:list-item>
          <text:p text:style-name="P62">Cyber attacks (malware, ransomware, phishing) </text:p>
        </text:list-item>
        <text:list-item>
          <text:p text:style-name="P62">Natural disasters (fire, flood, earthquake) </text:p>
        </text:list-item>
        <text:list-item>
          <text:p text:style-name="P62">Unauthorized access attempts </text:p>
        </text:list-item>
        <text:list-item>
          <text:p text:style-name="P62">Supply chain attacks </text:p>
        </text:list-item>
        <text:list-item>
          <text:p text:style-name="P16">Social engineering </text:p>
        </text:list-item>
      </text:list>
      <text:p text:style-name="Text_20_body"><text:span text:style-name="Strong_20_Emphasis"><text:span text:style-name="T1">Internal Threats:</text:span></text:span></text:p>
      <text:list xml:id="list886300882798615623" text:style-name="L10">
        <text:list-item>
          <text:p text:style-name="P63">Malicious insiders </text:p>
        </text:list-item>
        <text:list-item>
          <text:p text:style-name="P63">Accidental data disclosure </text:p>
        </text:list-item>
        <text:list-item>
          <text:p text:style-name="P63">System misconfigurations </text:p>
        </text:list-item>
        <text:list-item>
          <text:p text:style-name="P63">Inadequate access controls </text:p>
        </text:list-item>
        <text:list-item>
          <text:p text:style-name="P17">Human error </text:p>
        </text:list-item>
      </text:list>
      <text:h text:style-name="P6" text:outline-level="4">4.1.3 Vulnerability Assessment</text:h>
      <text:p text:style-name="Text_20_body"><text:span text:style-name="Strong_20_Emphasis"><text:span text:style-name="T1">Technical Vulnerabilities:</text:span></text:span></text:p>
      <text:list xml:id="list6542714063853935316" text:style-name="L11">
        <text:list-item>
          <text:p text:style-name="P64">Unpatched software and systems </text:p>
        </text:list-item>
        <text:list-item>
          <text:p text:style-name="P64">Weak authentication mechanisms </text:p>
        </text:list-item>
        <text:list-item>
          <text:p text:style-name="P64">Insufficient encryption </text:p>
        </text:list-item>
        <text:list-item>
          <text:p text:style-name="P64">Network security gaps </text:p>
        </text:list-item>
        <text:list-item>
          <text:p text:style-name="P18">Configuration weaknesses </text:p>
        </text:list-item>
      </text:list>
      <text:p text:style-name="Text_20_body"><text:span text:style-name="Strong_20_Emphasis"><text:span text:style-name="T1">Organizational Vulnerabilities:</text:span></text:span></text:p>
      <text:list xml:id="list2243363063274411667" text:style-name="L12">
        <text:list-item>
          <text:p text:style-name="P65">Lack of security awareness </text:p>
        </text:list-item>
        <text:list-item>
          <text:p text:style-name="P65">Inadequate policies and procedures </text:p>
        </text:list-item>
        <text:list-item>
          <text:p text:style-name="P65">Insufficient monitoring </text:p>
        </text:list-item>
        <text:list-item>
          <text:p text:style-name="P65">Poor change management </text:p>
        </text:list-item>
        <text:list-item>
          <text:p text:style-name="P19">Inadequate backup procedures </text:p>
        </text:list-item>
      </text:list>
      <text:h text:style-name="P6" text:outline-level="4">4.1.4 Risk Analysis Matrix</text:h>
      <table:table table:name="Πίνακας1" table:style-name="Πίνακας1">
        <table:table-column table:style-name="Πίνακας1.A"/>
        <table:table-column table:style-name="Πίνακας1.B"/>
        <table:table-column table:style-name="Πίνακας1.C"/>
        <table:table-column table:style-name="Πίνακας1.D"/>
        <table:table-column table:style-name="Πίνακας1.E"/>
        <table:table-header-rows>
          <table:table-row>
            <table:table-cell table:style-name="Πίνακας1.A1" office:value-type="string">
              <text:p text:style-name="P5">Risk Level</text:p>
            </table:table-cell>
            <table:table-cell table:style-name="Πίνακας1.A1" office:value-type="string">
              <text:p text:style-name="P5">Probability</text:p>
            </table:table-cell>
            <table:table-cell table:style-name="Πίνακας1.A1" office:value-type="string">
              <text:p text:style-name="P5">Impact</text:p>
            </table:table-cell>
            <table:table-cell table:style-name="Πίνακας1.A1" office:value-type="string">
              <text:p text:style-name="P5">Risk Score</text:p>
            </table:table-cell>
            <table:table-cell table:style-name="Πίνακας1.A1" office:value-type="string">
              <text:p text:style-name="P5">Treatment</text:p>
            </table:table-cell>
          </table:table-row>
        </table:table-header-rows>
        <table:table-row>
          <table:table-cell table:style-name="Πίνακας1.A1" office:value-type="string">
            <text:p text:style-name="P8">Critical</text:p>
          </table:table-cell>
          <table:table-cell table:style-name="Πίνακας1.A1" office:value-type="string">
            <text:p text:style-name="P8">High</text:p>
          </table:table-cell>
          <table:table-cell table:style-name="Πίνακας1.A1" office:value-type="string">
            <text:p text:style-name="P8">High</text:p>
          </table:table-cell>
          <table:table-cell table:style-name="Πίνακας1.A1" office:value-type="string">
            <text:p text:style-name="P8">9</text:p>
          </table:table-cell>
          <table:table-cell table:style-name="Πίνακας1.A1" office:value-type="string">
            <text:p text:style-name="P8">Immediate action required</text:p>
          </table:table-cell>
        </table:table-row>
        <table:table-row>
          <table:table-cell table:style-name="Πίνακας1.A1" office:value-type="string">
            <text:p text:style-name="P8">High</text:p>
          </table:table-cell>
          <table:table-cell table:style-name="Πίνακας1.A1" office:value-type="string">
            <text:p text:style-name="P8">High</text:p>
          </table:table-cell>
          <table:table-cell table:style-name="Πίνακας1.A1" office:value-type="string">
            <text:p text:style-name="P8">Medium</text:p>
          </table:table-cell>
          <table:table-cell table:style-name="Πίνακας1.A1" office:value-type="string">
            <text:p text:style-name="P8">6-8</text:p>
          </table:table-cell>
          <table:table-cell table:style-name="Πίνακας1.A1" office:value-type="string">
            <text:p text:style-name="P8">Senior management attention</text:p>
          </table:table-cell>
        </table:table-row>
        <table:table-row>
          <table:table-cell table:style-name="Πίνακας1.A1" office:value-type="string">
            <text:p text:style-name="P8">Medium</text:p>
          </table:table-cell>
          <table:table-cell table:style-name="Πίνακας1.A1" office:value-type="string">
            <text:p text:style-name="P8">Medium</text:p>
          </table:table-cell>
          <table:table-cell table:style-name="Πίνακας1.A1" office:value-type="string">
            <text:p text:style-name="P8">Medium</text:p>
          </table:table-cell>
          <table:table-cell table:style-name="Πίνακας1.A1" office:value-type="string">
            <text:p text:style-name="P8">4-6</text:p>
          </table:table-cell>
          <table:table-cell table:style-name="Πίνακας1.A1" office:value-type="string">
            <text:p text:style-name="P8">Management discretion</text:p>
          </table:table-cell>
        </table:table-row>
        <table:table-row>
          <table:table-cell table:style-name="Πίνακας1.A1" office:value-type="string">
            <text:p text:style-name="P8">Low</text:p>
          </table:table-cell>
          <table:table-cell table:style-name="Πίνακας1.A1" office:value-type="string">
            <text:p text:style-name="P8">Low</text:p>
          </table:table-cell>
          <table:table-cell table:style-name="Πίνακας1.A1" office:value-type="string">
            <text:p text:style-name="P8">Low</text:p>
          </table:table-cell>
          <table:table-cell table:style-name="Πίνακας1.A1" office:value-type="string">
            <text:p text:style-name="P8">1-3</text:p>
          </table:table-cell>
          <table:table-cell table:style-name="Πίνακας1.A1" office:value-type="string">
            <text:p text:style-name="P8">Accept or monitor</text:p>
          </table:table-cell>
        </table:table-row>
      </table:table>
      <text:h text:style-name="P4" text:outline-level="3">4.2 Risk Treatment Options</text:h>
      <text:list xml:id="list4440063224577475304" text:style-name="L13">
        <text:list-item>
          <text:p text:style-name="P91"><text:span text:style-name="Strong_20_Emphasis"><text:span text:style-name="T1">Risk Avoidance:</text:span></text:span><text:span text:style-name="T1"> Eliminate the risk by discontinuing the activity </text:span></text:p>
        </text:list-item>
        <text:list-item>
          <text:p text:style-name="P91"><text:span text:style-name="Strong_20_Emphasis"><text:span text:style-name="T1">Risk Mitigation:</text:span></text:span><text:span text:style-name="T1"> Implement controls to reduce likelihood or impact </text:span></text:p>
        </text:list-item>
        <text:list-item>
          <text:p text:style-name="P91"><text:span text:style-name="Strong_20_Emphasis"><text:span text:style-name="T1">Risk Transfer:</text:span></text:span><text:span text:style-name="T1"> Share risk through insurance or outsourcing </text:span></text:p>
        </text:list-item>
        <text:list-item>
          <text:p text:style-name="P45"><text:span text:style-name="Strong_20_Emphasis"><text:span text:style-name="T1">Risk Acceptance:</text:span></text:span><text:span text:style-name="T1"> Accept the risk when cost of treatment exceeds benefit </text:span></text:p>
        </text:list-item>
      </text:list>
      <text:h text:style-name="P4" text:outline-level="3"><text:soft-page-break/><text:line-break/>4.3 Statement of Applicability (SoA)</text:h>
      <text:p text:style-name="P2">Document which ISO 27001 Annex A controls are:</text:p>
      <text:list xml:id="list6814825348586049731" text:style-name="L14">
        <text:list-item>
          <text:p text:style-name="P92"><text:span text:style-name="Strong_20_Emphasis"><text:span text:style-name="T1">Applicable:</text:span></text:span><text:span text:style-name="T1"> Controls selected for implementation </text:span></text:p>
        </text:list-item>
        <text:list-item>
          <text:p text:style-name="P92"><text:span text:style-name="Strong_20_Emphasis"><text:span text:style-name="T1">Not Applicable:</text:span></text:span><text:span text:style-name="T1"> Controls not relevant to the organization </text:span></text:p>
        </text:list-item>
        <text:list-item>
          <text:p text:style-name="P46"><text:span text:style-name="Strong_20_Emphasis"><text:span text:style-name="T1">Already Implemented:</text:span></text:span><text:span text:style-name="T1"> Existing controls meeting requirements </text:span></text:p>
        </text:list-item>
      </text:list>
      <text:h text:style-name="P3" text:outline-level="2">5. Security Controls Implementation</text:h>
      <text:h text:style-name="P4" text:outline-level="3">5.1 Access Control (A.9)</text:h>
      <text:h text:style-name="P6" text:outline-level="4">5.1.1 Access Control Policy</text:h>
      <text:list xml:id="list8633950810681246165" text:style-name="L15">
        <text:list-item>
          <text:p text:style-name="P66">Principle of least privilege </text:p>
        </text:list-item>
        <text:list-item>
          <text:p text:style-name="P66">Need-to-know basis </text:p>
        </text:list-item>
        <text:list-item>
          <text:p text:style-name="P66">Regular access reviews </text:p>
        </text:list-item>
        <text:list-item>
          <text:p text:style-name="P20">Segregation of duties </text:p>
        </text:list-item>
      </text:list>
      <text:h text:style-name="P6" text:outline-level="4">5.1.2 User Access Management</text:h>
      <text:p text:style-name="Text_20_body"><text:span text:style-name="Strong_20_Emphasis"><text:span text:style-name="T1">Account Provisioning:</text:span></text:span></text:p>
      <text:list xml:id="list3716031055335048592" text:style-name="L16">
        <text:list-item>
          <text:p text:style-name="P67">New user request and approval process </text:p>
        </text:list-item>
        <text:list-item>
          <text:p text:style-name="P67">Role-based access assignment </text:p>
        </text:list-item>
        <text:list-item>
          <text:p text:style-name="P67">Account activation procedures </text:p>
        </text:list-item>
        <text:list-item>
          <text:p text:style-name="P21">Access rights documentation </text:p>
        </text:list-item>
      </text:list>
      <text:p text:style-name="Text_20_body"><text:span text:style-name="Strong_20_Emphasis"><text:span text:style-name="T1">Account Maintenance:</text:span></text:span></text:p>
      <text:list xml:id="list7634171588597642469" text:style-name="L17">
        <text:list-item>
          <text:p text:style-name="P68">Regular access reviews (quarterly) </text:p>
        </text:list-item>
        <text:list-item>
          <text:p text:style-name="P68">Role change procedures </text:p>
        </text:list-item>
        <text:list-item>
          <text:p text:style-name="P68">Temporary access management </text:p>
        </text:list-item>
        <text:list-item>
          <text:p text:style-name="P22">Account monitoring </text:p>
        </text:list-item>
      </text:list>
      <text:p text:style-name="Text_20_body"><text:span text:style-name="Strong_20_Emphasis"><text:span text:style-name="T1">Account Deprovisioning:</text:span></text:span></text:p>
      <text:list xml:id="list7584767287350904072" text:style-name="L18">
        <text:list-item>
          <text:p text:style-name="P69">Immediate termination for departing employees </text:p>
        </text:list-item>
        <text:list-item>
          <text:p text:style-name="P69">Access rights removal checklist </text:p>
        </text:list-item>
        <text:list-item>
          <text:p text:style-name="P69">Asset return procedures </text:p>
        </text:list-item>
        <text:list-item>
          <text:p text:style-name="P23">Account archival process </text:p>
        </text:list-item>
      </text:list>
      <text:h text:style-name="P4" text:outline-level="3">5.2 Cryptography (A.10)</text:h>
      <text:h text:style-name="P6" text:outline-level="4">5.2.1 Cryptographic Controls</text:h>
      <text:list xml:id="list3685306875280418162" text:style-name="L19">
        <text:list-item>
          <text:p text:style-name="P93"><text:span text:style-name="Strong_20_Emphasis"><text:span text:style-name="T1">Data at Rest:</text:span></text:span><text:span text:style-name="T1"> AES-256 encryption for databases and file systems </text:span></text:p>
        </text:list-item>
        <text:list-item>
          <text:p text:style-name="P93"><text:span text:style-name="Strong_20_Emphasis"><text:span text:style-name="T1">Data in Transit:</text:span></text:span><text:span text:style-name="T1"> TLS 1.3 for all network communications </text:span></text:p>
        </text:list-item>
        <text:list-item>
          <text:p text:style-name="P93"><text:span text:style-name="Strong_20_Emphasis"><text:span text:style-name="T1">Key Management:</text:span></text:span><text:span text:style-name="T1"> Centralized key management system with rotation </text:span></text:p>
        </text:list-item>
        <text:list-item>
          <text:p text:style-name="P47"><text:span text:style-name="Strong_20_Emphasis"><text:span text:style-name="T1">Digital Signatures:</text:span></text:span><text:span text:style-name="T1"> PKI infrastructure for document signing </text:span></text:p>
        </text:list-item>
      </text:list>
      <text:h text:style-name="P4" text:outline-level="3"><text:soft-page-break/><text:line-break/>5.3 Physical and Environmental Security (A.11)</text:h>
      <text:h text:style-name="P6" text:outline-level="4">5.3.1 Secure Areas</text:h>
      <text:list xml:id="list5011042508576901251" text:style-name="L20">
        <text:list-item>
          <text:p text:style-name="P70">Restricted access to server rooms and data centers </text:p>
        </text:list-item>
        <text:list-item>
          <text:p text:style-name="P70">Visitor escort procedures </text:p>
        </text:list-item>
        <text:list-item>
          <text:p text:style-name="P70">Environmental monitoring (temperature, humidity) </text:p>
        </text:list-item>
        <text:list-item>
          <text:p text:style-name="P24">Fire detection and suppression systems </text:p>
        </text:list-item>
      </text:list>
      <text:h text:style-name="P6" text:outline-level="4">5.3.2 Equipment Security</text:h>
      <text:list xml:id="list4984747396276678316" text:style-name="L21">
        <text:list-item>
          <text:p text:style-name="P71">Asset inventory and tracking </text:p>
        </text:list-item>
        <text:list-item>
          <text:p text:style-name="P71">Secure equipment disposal procedures </text:p>
        </text:list-item>
        <text:list-item>
          <text:p text:style-name="P71">Maintenance and repair authorization </text:p>
        </text:list-item>
        <text:list-item>
          <text:p text:style-name="P25">Off-site equipment security </text:p>
        </text:list-item>
      </text:list>
      <text:h text:style-name="P4" text:outline-level="3">5.4 Communications Security (A.13)</text:h>
      <text:h text:style-name="P6" text:outline-level="4">5.4.1 Network Security Management</text:h>
      <text:list xml:id="list4287704888343218742" text:style-name="L22">
        <text:list-item>
          <text:p text:style-name="P72">Firewall configuration and management </text:p>
        </text:list-item>
        <text:list-item>
          <text:p text:style-name="P72">Network segmentation </text:p>
        </text:list-item>
        <text:list-item>
          <text:p text:style-name="P72">Intrusion detection and prevention </text:p>
        </text:list-item>
        <text:list-item>
          <text:p text:style-name="P26">Secure wireless networking </text:p>
        </text:list-item>
      </text:list>
      <text:h text:style-name="P6" text:outline-level="4">5.4.2 Information Transfer</text:h>
      <text:list xml:id="list453306912882853540" text:style-name="L23">
        <text:list-item>
          <text:p text:style-name="P73">Secure file transfer protocols </text:p>
        </text:list-item>
        <text:list-item>
          <text:p text:style-name="P73">Email encryption for sensitive data </text:p>
        </text:list-item>
        <text:list-item>
          <text:p text:style-name="P73">Data loss prevention (DLP) systems </text:p>
        </text:list-item>
        <text:list-item>
          <text:p text:style-name="P27">Information classification and handling </text:p>
        </text:list-item>
      </text:list>
      <text:h text:style-name="P4" text:outline-level="3">5.5 System Acquisition and Maintenance (A.14)</text:h>
      <text:h text:style-name="P6" text:outline-level="4">5.5.1 Secure Development</text:h>
      <text:list xml:id="list3703525155998449203" text:style-name="L24">
        <text:list-item>
          <text:p text:style-name="P74">Security requirements in system specifications </text:p>
        </text:list-item>
        <text:list-item>
          <text:p text:style-name="P74">Secure coding practices </text:p>
        </text:list-item>
        <text:list-item>
          <text:p text:style-name="P74">Security testing and code reviews </text:p>
        </text:list-item>
        <text:list-item>
          <text:p text:style-name="P28">Change management procedures </text:p>
        </text:list-item>
      </text:list>
      <text:h text:style-name="P4" text:outline-level="3">5.6 Supplier Relationships (A.15)</text:h>
      <text:h text:style-name="P6" text:outline-level="4">5.6.1 Information Security in Supplier Relationships</text:h>
      <text:list xml:id="list4179007590959619941" text:style-name="L25">
        <text:list-item>
          <text:p text:style-name="P75">Supplier security assessment </text:p>
        </text:list-item>
        <text:list-item>
          <text:p text:style-name="P75">Security requirements in contracts </text:p>
        </text:list-item>
        <text:list-item>
          <text:p text:style-name="P75">Regular supplier security reviews </text:p>
        </text:list-item>
        <text:list-item>
          <text:p text:style-name="P29">Supply chain risk management </text:p>
        </text:list-item>
      </text:list>
      <text:h text:style-name="P4" text:outline-level="3"><text:soft-page-break/><text:line-break/>5.7 Incident Management (A.16)</text:h>
      <text:h text:style-name="P6" text:outline-level="4">5.7.1 Incident Response Process</text:h>
      <text:list xml:id="list9186936677373041489" text:style-name="L26">
        <text:list-item>
          <text:p text:style-name="P94"><text:span text:style-name="Strong_20_Emphasis"><text:span text:style-name="T1">Detection and Analysis</text:span></text:span><text:span text:style-name="T1"> </text:span></text:p>
          <text:list>
            <text:list-item>
              <text:p text:style-name="P76">24/7 monitoring and alerting </text:p>
            </text:list-item>
            <text:list-item>
              <text:p text:style-name="P76">Incident classification and prioritization </text:p>
            </text:list-item>
            <text:list-item>
              <text:p text:style-name="P76">Initial assessment and containment </text:p>
            </text:list-item>
          </text:list>
        </text:list-item>
        <text:list-item>
          <text:p text:style-name="P94"><text:span text:style-name="Strong_20_Emphasis"><text:span text:style-name="T1">Containment, Eradication, and Recovery</text:span></text:span><text:span text:style-name="T1"> </text:span></text:p>
          <text:list>
            <text:list-item>
              <text:p text:style-name="P76">Immediate containment actions </text:p>
            </text:list-item>
            <text:list-item>
              <text:p text:style-name="P76">Evidence preservation </text:p>
            </text:list-item>
            <text:list-item>
              <text:p text:style-name="P76">System restoration procedures </text:p>
            </text:list-item>
          </text:list>
        </text:list-item>
        <text:list-item>
          <text:p text:style-name="P94"><text:span text:style-name="Strong_20_Emphasis"><text:span text:style-name="T1">Post-Incident Activities</text:span></text:span><text:span text:style-name="T1"> </text:span></text:p>
          <text:list>
            <text:list-item>
              <text:p text:style-name="P76">Lessons learned documentation </text:p>
            </text:list-item>
            <text:list-item>
              <text:p text:style-name="P76">Process improvement recommendations </text:p>
            </text:list-item>
            <text:list-item>
              <text:p text:style-name="P30">Stakeholder communication </text:p>
            </text:list-item>
          </text:list>
        </text:list-item>
      </text:list>
      <text:h text:style-name="P4" text:outline-level="3">5.8 Business Continuity (A.17)</text:h>
      <text:h text:style-name="P6" text:outline-level="4">5.8.1 Business Continuity Planning</text:h>
      <text:list xml:id="list4062323372809761125" text:style-name="L27">
        <text:list-item>
          <text:p text:style-name="P77">Business impact analysis </text:p>
        </text:list-item>
        <text:list-item>
          <text:p text:style-name="P77">Recovery time and point objectives </text:p>
        </text:list-item>
        <text:list-item>
          <text:p text:style-name="P77">Alternative processing facilities </text:p>
        </text:list-item>
        <text:list-item>
          <text:p text:style-name="P31">Regular testing and maintenance </text:p>
        </text:list-item>
      </text:list>
      <text:h text:style-name="P3" text:outline-level="2">6. Performance Evaluation</text:h>
      <text:h text:style-name="P4" text:outline-level="3">6.1 Monitoring and Measurement</text:h>
      <text:h text:style-name="P6" text:outline-level="4">6.1.1 Key Performance Indicators (KPIs)</text:h>
      <text:list xml:id="list1555988749392940668" text:style-name="L28">
        <text:list-item>
          <text:p text:style-name="P78">Number of security incidents per month </text:p>
        </text:list-item>
        <text:list-item>
          <text:p text:style-name="P78">Mean time to detect (MTTD) security incidents </text:p>
        </text:list-item>
        <text:list-item>
          <text:p text:style-name="P78">Mean time to respond (MTTR) to incidents </text:p>
        </text:list-item>
        <text:list-item>
          <text:p text:style-name="P78">Percentage of systems with current security patches </text:p>
        </text:list-item>
        <text:list-item>
          <text:p text:style-name="P78">Employee security training completion rates </text:p>
        </text:list-item>
        <text:list-item>
          <text:p text:style-name="P32">Risk assessment completion rates </text:p>
        </text:list-item>
      </text:list>
      <text:h text:style-name="P6" text:outline-level="4">6.1.2 Security Metrics Dashboard</text:h>
      <text:p text:style-name="P2">Monthly reporting on:</text:p>
      <text:list xml:id="list2008431537188359660" text:style-name="L29">
        <text:list-item>
          <text:p text:style-name="P79">Vulnerability management metrics </text:p>
        </text:list-item>
        <text:list-item>
          <text:p text:style-name="P79">Access control compliance </text:p>
        </text:list-item>
        <text:list-item>
          <text:p text:style-name="P79">Security awareness training metrics </text:p>
        </text:list-item>
        <text:list-item>
          <text:p text:style-name="P79">Incident response performance </text:p>
        </text:list-item>
        <text:list-item>
          <text:p text:style-name="P33">Third-party security assessments </text:p>
        </text:list-item>
      </text:list>
      <text:h text:style-name="P4" text:outline-level="3"><text:soft-page-break/><text:line-break/>6.2 Internal Audit Program</text:h>
      <text:h text:style-name="P6" text:outline-level="4">6.2.1 Audit Planning</text:h>
      <text:list xml:id="list2671641159009581224" text:style-name="L30">
        <text:list-item>
          <text:p text:style-name="P80">Annual audit schedule </text:p>
        </text:list-item>
        <text:list-item>
          <text:p text:style-name="P80">Risk-based audit approach </text:p>
        </text:list-item>
        <text:list-item>
          <text:p text:style-name="P80">Competent audit team selection </text:p>
        </text:list-item>
        <text:list-item>
          <text:p text:style-name="P34">Audit criteria and scope definition </text:p>
        </text:list-item>
      </text:list>
      <text:h text:style-name="P6" text:outline-level="4">6.2.2 Audit Execution</text:h>
      <text:list xml:id="list5890877041707458835" text:style-name="L31">
        <text:list-item>
          <text:p text:style-name="P81">Opening meeting and planning </text:p>
        </text:list-item>
        <text:list-item>
          <text:p text:style-name="P81">Evidence collection and evaluation </text:p>
        </text:list-item>
        <text:list-item>
          <text:p text:style-name="P81">Finding documentation </text:p>
        </text:list-item>
        <text:list-item>
          <text:p text:style-name="P35">Closing meeting and reporting </text:p>
        </text:list-item>
      </text:list>
      <text:h text:style-name="P4" text:outline-level="3">6.3 Management Review</text:h>
      <text:h text:style-name="P6" text:outline-level="4">6.3.1 Review Inputs</text:h>
      <text:list xml:id="list2431988295425180405" text:style-name="L32">
        <text:list-item>
          <text:p text:style-name="P82">Status of previous management review actions </text:p>
        </text:list-item>
        <text:list-item>
          <text:p text:style-name="P82">Internal audit results and external assessments </text:p>
        </text:list-item>
        <text:list-item>
          <text:p text:style-name="P82">Feedback from interested parties </text:p>
        </text:list-item>
        <text:list-item>
          <text:p text:style-name="P82">Performance against objectives </text:p>
        </text:list-item>
        <text:list-item>
          <text:p text:style-name="P36">Nonconformities and corrective actions </text:p>
        </text:list-item>
      </text:list>
      <text:h text:style-name="P6" text:outline-level="4">6.3.2 Review Outputs</text:h>
      <text:list xml:id="list4475710080010925002" text:style-name="L33">
        <text:list-item>
          <text:p text:style-name="P83">Decisions on continual improvement </text:p>
        </text:list-item>
        <text:list-item>
          <text:p text:style-name="P83">Resource allocation decisions </text:p>
        </text:list-item>
        <text:list-item>
          <text:p text:style-name="P83">Changes to ISMS scope or policy </text:p>
        </text:list-item>
        <text:list-item>
          <text:p text:style-name="P37">Actions to address risks and opportunities </text:p>
        </text:list-item>
      </text:list>
      <text:h text:style-name="P3" text:outline-level="2">7. Improvement</text:h>
      <text:h text:style-name="P4" text:outline-level="3">7.1 Nonconformity and Corrective Action</text:h>
      <text:p text:style-name="P2">When nonconformities occur:</text:p>
      <text:list xml:id="list8683615482797968458" text:style-name="L34">
        <text:list-item>
          <text:p text:style-name="P95"><text:span text:style-name="Strong_20_Emphasis"><text:span text:style-name="T1">React:</text:span></text:span><text:span text:style-name="T1"> Take immediate action to control and correct </text:span></text:p>
        </text:list-item>
        <text:list-item>
          <text:p text:style-name="P95"><text:span text:style-name="Strong_20_Emphasis"><text:span text:style-name="T1">Evaluate:</text:span></text:span><text:span text:style-name="T1"> Assess need for action to eliminate causes </text:span></text:p>
        </text:list-item>
        <text:list-item>
          <text:p text:style-name="P95"><text:span text:style-name="Strong_20_Emphasis"><text:span text:style-name="T1">Implement:</text:span></text:span><text:span text:style-name="T1"> Take appropriate corrective action </text:span></text:p>
        </text:list-item>
        <text:list-item>
          <text:p text:style-name="P95"><text:span text:style-name="Strong_20_Emphasis"><text:span text:style-name="T1">Review:</text:span></text:span><text:span text:style-name="T1"> Review effectiveness of corrective action </text:span></text:p>
        </text:list-item>
        <text:list-item>
          <text:p text:style-name="P48"><text:span text:style-name="Strong_20_Emphasis"><text:span text:style-name="T1">Update:</text:span></text:span><text:span text:style-name="T1"> Make changes to ISMS if necessary<text:line-break/><text:line-break/><text:line-break/><text:line-break/></text:span></text:p>
        </text:list-item>
      </text:list>
      <text:h text:style-name="P4" text:outline-level="3"><text:soft-page-break/><text:line-break/>7.2 Continual Improvement</text:h>
      <text:list xml:id="list4471039948739448819" text:style-name="L35">
        <text:list-item>
          <text:p text:style-name="P84">Regular review of ISMS effectiveness </text:p>
        </text:list-item>
        <text:list-item>
          <text:p text:style-name="P84">Implementation of improvement opportunities </text:p>
        </text:list-item>
        <text:list-item>
          <text:p text:style-name="P84">Updates based on threat intelligence </text:p>
        </text:list-item>
        <text:list-item>
          <text:p text:style-name="P84">Technology advancement adoption </text:p>
        </text:list-item>
        <text:list-item>
          <text:p text:style-name="P38">Process optimization initiatives </text:p>
        </text:list-item>
      </text:list>
      <text:h text:style-name="P3" text:outline-level="2">8. Implementation Roadmap</text:h>
      <text:h text:style-name="P4" text:outline-level="3">Phase 1: Foundation (Months 1-3)</text:h>
      <text:list xml:id="list4645012094993432896" text:style-name="L36">
        <text:list-item>
          <text:p text:style-name="P96"><text:span text:style-name="Strong_20_Emphasis"><text:span text:style-name="T1">Week 1-2:</text:span></text:span><text:span text:style-name="T1"> Executive commitment and team formation </text:span></text:p>
        </text:list-item>
        <text:list-item>
          <text:p text:style-name="P96"><text:span text:style-name="Strong_20_Emphasis"><text:span text:style-name="T1">Week 3-4:</text:span></text:span><text:span text:style-name="T1"> Scope definition and context establishment </text:span></text:p>
        </text:list-item>
        <text:list-item>
          <text:p text:style-name="P96"><text:span text:style-name="Strong_20_Emphasis"><text:span text:style-name="T1">Week 5-8:</text:span></text:span><text:span text:style-name="T1"> Asset inventory and risk assessment </text:span></text:p>
        </text:list-item>
        <text:list-item>
          <text:p text:style-name="P49"><text:span text:style-name="Strong_20_Emphasis"><text:span text:style-name="T1">Week 9-12:</text:span></text:span><text:span text:style-name="T1"> Policy development and approval </text:span></text:p>
        </text:list-item>
      </text:list>
      <text:h text:style-name="P4" text:outline-level="3">Phase 2: Implementation (Months 4-9)</text:h>
      <text:list xml:id="list3857567518526220610" text:style-name="L37">
        <text:list-item>
          <text:p text:style-name="P97"><text:span text:style-name="Strong_20_Emphasis"><text:span text:style-name="T1">Months 4-5:</text:span></text:span><text:span text:style-name="T1"> Security control implementation </text:span></text:p>
        </text:list-item>
        <text:list-item>
          <text:p text:style-name="P97"><text:span text:style-name="Strong_20_Emphasis"><text:span text:style-name="T1">Months 6-7:</text:span></text:span><text:span text:style-name="T1"> Procedure development and training </text:span></text:p>
        </text:list-item>
        <text:list-item>
          <text:p text:style-name="P50"><text:span text:style-name="Strong_20_Emphasis"><text:span text:style-name="T1">Months 8-9:</text:span></text:span><text:span text:style-name="T1"> System testing and refinement </text:span></text:p>
        </text:list-item>
      </text:list>
      <text:h text:style-name="P4" text:outline-level="3">Phase 3: Operation (Months 10-12)</text:h>
      <text:list xml:id="list4273694597009353865" text:style-name="L38">
        <text:list-item>
          <text:p text:style-name="P98"><text:span text:style-name="Strong_20_Emphasis"><text:span text:style-name="T1">Month 10:</text:span></text:span><text:span text:style-name="T1"> Full ISMS operation </text:span></text:p>
        </text:list-item>
        <text:list-item>
          <text:p text:style-name="P98"><text:span text:style-name="Strong_20_Emphasis"><text:span text:style-name="T1">Month 11:</text:span></text:span><text:span text:style-name="T1"> Internal audit execution </text:span></text:p>
        </text:list-item>
        <text:list-item>
          <text:p text:style-name="P51"><text:span text:style-name="Strong_20_Emphasis"><text:span text:style-name="T1">Month 12:</text:span></text:span><text:span text:style-name="T1"> Management review and improvement planning </text:span></text:p>
        </text:list-item>
      </text:list>
      <text:h text:style-name="P4" text:outline-level="3">Phase 4: Certification (Months 13-15)</text:h>
      <text:list xml:id="list6934664741379701427" text:style-name="L39">
        <text:list-item>
          <text:p text:style-name="P99"><text:span text:style-name="Strong_20_Emphasis"><text:span text:style-name="T1">Month 13:</text:span></text:span><text:span text:style-name="T1"> Pre-assessment and gap analysis </text:span></text:p>
        </text:list-item>
        <text:list-item>
          <text:p text:style-name="P99"><text:span text:style-name="Strong_20_Emphasis"><text:span text:style-name="T1">Month 14:</text:span></text:span><text:span text:style-name="T1"> Remediation of findings </text:span></text:p>
        </text:list-item>
        <text:list-item>
          <text:p text:style-name="P52"><text:span text:style-name="Strong_20_Emphasis"><text:span text:style-name="T1">Month 15:</text:span></text:span><text:span text:style-name="T1"> Certification audit </text:span></text:p>
        </text:list-item>
      </text:list>
      <text:h text:style-name="P3" text:outline-level="2">9. Resource Requirements</text:h>
      <text:h text:style-name="P4" text:outline-level="3">9.1 Human Resources</text:h>
      <text:list xml:id="list3928818505579144711" text:style-name="L40">
        <text:list-item>
          <text:p text:style-name="P100"><text:span text:style-name="Strong_20_Emphasis"><text:span text:style-name="T1">ISMS Manager:</text:span></text:span><text:span text:style-name="T1"> Full-time role for overall coordination </text:span></text:p>
        </text:list-item>
        <text:list-item>
          <text:p text:style-name="P100"><text:span text:style-name="Strong_20_Emphasis"><text:span text:style-name="T1">Security Team:</text:span></text:span><text:span text:style-name="T1"> 2-3 dedicated security professionals </text:span></text:p>
        </text:list-item>
        <text:list-item>
          <text:p text:style-name="P100"><text:span text:style-name="Strong_20_Emphasis"><text:span text:style-name="T1">IT Support:</text:span></text:span><text:span text:style-name="T1"> Existing IT team with security training </text:span></text:p>
        </text:list-item>
        <text:list-item>
          <text:p text:style-name="P53"><text:span text:style-name="Strong_20_Emphasis"><text:span text:style-name="T1">Audit Team:</text:span></text:span><text:span text:style-name="T1"> Internal auditors with ISO 27001 training </text:span></text:p>
        </text:list-item>
      </text:list>
      <text:h text:style-name="P4" text:outline-level="3">9.2 Technology Resources</text:h>
      <text:list xml:id="list8817908351410096674" text:style-name="L41">
        <text:list-item>
          <text:p text:style-name="P85">Security Information and Event Management (SIEM) system </text:p>
        </text:list-item>
        <text:list-item>
          <text:p text:style-name="P85">Vulnerability management tools </text:p>
        </text:list-item>
        <text:list-item>
          <text:p text:style-name="P85">Endpoint protection solutions </text:p>
        </text:list-item>
        <text:list-item>
          <text:p text:style-name="P85">Network security appliances </text:p>
        </text:list-item>
        <text:list-item>
          <text:p text:style-name="P39">Backup and recovery systems </text:p>
        </text:list-item>
      </text:list>
      <text:h text:style-name="P4" text:outline-level="3"><text:soft-page-break/><text:line-break/>9.3 Financial Resources</text:h>
      <text:list xml:id="list1345496408799278066" text:style-name="L42">
        <text:list-item>
          <text:p text:style-name="P86">Initial implementation: $150,000-$300,000 (depending on organization size) </text:p>
        </text:list-item>
        <text:list-item>
          <text:p text:style-name="P86">Annual operational costs: $75,000-$150,000 </text:p>
        </text:list-item>
        <text:list-item>
          <text:p text:style-name="P86">Certification costs: $25,000-$50,000 </text:p>
        </text:list-item>
        <text:list-item>
          <text:p text:style-name="P40">Training and awareness: $10,000-$20,000 annually </text:p>
        </text:list-item>
      </text:list>
      <text:h text:style-name="P3" text:outline-level="2">10. Success Factors</text:h>
      <text:h text:style-name="P4" text:outline-level="3">10.1 Critical Success Factors</text:h>
      <text:list xml:id="list5704884925270546237" text:style-name="L43">
        <text:list-item>
          <text:p text:style-name="P87">Strong leadership commitment and support </text:p>
        </text:list-item>
        <text:list-item>
          <text:p text:style-name="P87">Adequate resource allocation </text:p>
        </text:list-item>
        <text:list-item>
          <text:p text:style-name="P87">Employee engagement and awareness </text:p>
        </text:list-item>
        <text:list-item>
          <text:p text:style-name="P87">Regular monitoring and measurement </text:p>
        </text:list-item>
        <text:list-item>
          <text:p text:style-name="P41">Continuous improvement culture </text:p>
        </text:list-item>
      </text:list>
      <text:h text:style-name="P4" text:outline-level="3">10.2 Common Implementation Challenges</text:h>
      <text:list xml:id="list9116492225340102770" text:style-name="L44">
        <text:list-item>
          <text:p text:style-name="P88">Resistance to change </text:p>
        </text:list-item>
        <text:list-item>
          <text:p text:style-name="P88">Resource constraints </text:p>
        </text:list-item>
        <text:list-item>
          <text:p text:style-name="P88">Complexity of requirements </text:p>
        </text:list-item>
        <text:list-item>
          <text:p text:style-name="P88">Integration with existing processes </text:p>
        </text:list-item>
        <text:list-item>
          <text:p text:style-name="P42">Maintaining momentum over time </text:p>
        </text:list-item>
      </text:list>
      <text:h text:style-name="P3" text:outline-level="2">11. Documentation Framework</text:h>
      <text:h text:style-name="P4" text:outline-level="3">11.1 Required Documentation</text:h>
      <text:list xml:id="list2974784904878445872" text:style-name="L45">
        <text:list-item>
          <text:p text:style-name="P101"><text:span text:style-name="Strong_20_Emphasis"><text:span text:style-name="T1">Level 1:</text:span></text:span><text:span text:style-name="T1"> ISMS policy and objectives </text:span></text:p>
        </text:list-item>
        <text:list-item>
          <text:p text:style-name="P101"><text:span text:style-name="Strong_20_Emphasis"><text:span text:style-name="T1">Level 2:</text:span></text:span><text:span text:style-name="T1"> Procedures and work instructions </text:span></text:p>
        </text:list-item>
        <text:list-item>
          <text:p text:style-name="P101"><text:span text:style-name="Strong_20_Emphasis"><text:span text:style-name="T1">Level 3:</text:span></text:span><text:span text:style-name="T1"> Forms, templates, and records </text:span></text:p>
        </text:list-item>
        <text:list-item>
          <text:p text:style-name="P54"><text:span text:style-name="Strong_20_Emphasis"><text:span text:style-name="T1">Level 4:</text:span></text:span><text:span text:style-name="T1"> Reference materials and guidelines </text:span></text:p>
        </text:list-item>
      </text:list>
      <text:h text:style-name="P4" text:outline-level="3">11.2 Document Control</text:h>
      <text:list xml:id="list8994013815487449283" text:style-name="L46">
        <text:list-item>
          <text:p text:style-name="P89">Document identification and version control </text:p>
        </text:list-item>
        <text:list-item>
          <text:p text:style-name="P89">Review and approval processes </text:p>
        </text:list-item>
        <text:list-item>
          <text:p text:style-name="P89">Distribution and access control </text:p>
        </text:list-item>
        <text:list-item>
          <text:p text:style-name="P89">Change management procedures </text:p>
        </text:list-item>
        <text:list-item>
          <text:p text:style-name="P43">Retention and disposal requirements </text:p>
        </text:list-item>
      </text:list>
      <text:p text:style-name="P2">This ISMS framework provides a comprehensive foundation for ISO 27001 compliance. Regular updates and continuous improvement will ensure ongoing effectiveness and certification maintenanc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33S</meta:editing-duration>
    <meta:editing-cycles>13</meta:editing-cycles>
    <meta:generator>OpenOffice/4.1.5$Win32 OpenOffice.org_project/415m1$Build-9789</meta:generator>
    <dc:date>2025-07-01T11:42:38.56</dc:date>
    <meta:document-statistic meta:table-count="1" meta:image-count="0" meta:object-count="0" meta:page-count="9" meta:paragraph-count="322" meta:word-count="1635" meta:character-count="11806"/>
    <meta:user-defined meta:name="Info 1"/>
    <meta:user-defined meta:name="Info 2"/>
    <meta:user-defined meta:name="Info 3"/>
    <meta:user-defined meta:name="Info 4"/>
  </office:meta>
</office:document-meta>
</file>